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Text_20_body">
      <style:paragraph-properties fo:text-align="center" style:justify-single-word="false">
        <style:tab-stops/>
      </style:paragraph-properties>
      <style:text-properties officeooo:paragraph-rsid="0045f9d1"/>
    </style:style>
    <style:style style:name="P5" style:family="paragraph" style:parent-style-name="Text_20_body">
      <style:paragraph-properties>
        <style:tab-stops/>
      </style:paragraph-properties>
      <style:text-properties officeooo:paragraph-rsid="0045f9d1"/>
    </style:style>
    <style:style style:name="P6" style:family="paragraph" style:parent-style-name="Text_20_body">
      <style:paragraph-properties>
        <style:tab-stops>
          <style:tab-stop style:position="1.508cm"/>
          <style:tab-stop style:position="12.039cm"/>
        </style:tab-stops>
      </style:paragraph-properties>
      <style:text-properties officeooo:paragraph-rsid="0045f9d1"/>
    </style:style>
    <style:style style:name="P7" style:family="paragraph" style:parent-style-name="Text_20_body">
      <style:paragraph-properties>
        <style:tab-stops>
          <style:tab-stop style:position="5.001cm" style:type="center" style:leader-style="dotted" style:leader-text="."/>
          <style:tab-stop style:position="14.9cm" style:leader-style="dotted" style:leader-text="."/>
        </style:tab-stops>
      </style:paragraph-properties>
      <style:text-properties officeooo:paragraph-rsid="00492813"/>
    </style:style>
    <style:style style:name="P8" style:family="paragraph" style:parent-style-name="Text_20_body">
      <style:paragraph-properties>
        <style:tab-stops>
          <style:tab-stop style:position="5.001cm" style:type="center" style:leader-style="dotted" style:leader-text="."/>
          <style:tab-stop style:position="9.5cm" style:leader-style="dotted" style:leader-text="."/>
          <style:tab-stop style:position="11.561cm" style:type="center" style:leader-style="dotted" style:leader-text="."/>
          <style:tab-stop style:position="14.951cm" style:leader-style="dotted" style:leader-text="."/>
        </style:tab-stops>
      </style:paragraph-properties>
      <style:text-properties officeooo:paragraph-rsid="00492813"/>
    </style:style>
    <style:style style:name="P9" style:family="paragraph" style:parent-style-name="Text_20_body">
      <style:paragraph-properties>
        <style:tab-stops>
          <style:tab-stop style:position="1.508cm"/>
          <style:tab-stop style:position="4.207cm" style:type="center" style:leader-style="dotted" style:leader-text="."/>
          <style:tab-stop style:position="5.001cm" style:leader-style="dotted" style:leader-text="."/>
          <style:tab-stop style:position="12.012cm"/>
          <style:tab-stop style:position="14.469cm" style:type="right" style:leader-style="dotted" style:leader-text="."/>
          <style:tab-stop style:position="14.9cm" style:leader-style="dotted" style:leader-text="."/>
        </style:tab-stops>
      </style:paragraph-properties>
      <style:text-properties officeooo:paragraph-rsid="00492813"/>
    </style:style>
    <style:style style:name="P10" style:family="paragraph" style:parent-style-name="Text_20_body">
      <style:paragraph-properties>
        <style:tab-stops>
          <style:tab-stop style:position="1.508cm"/>
          <style:tab-stop style:position="4.207cm" style:type="center" style:leader-style="dotted" style:leader-text="."/>
          <style:tab-stop style:position="11.906cm" style:leader-style="dotted" style:leader-text="."/>
          <style:tab-stop style:position="12.012cm"/>
          <style:tab-stop style:position="14.469cm" style:type="right" style:leader-style="dotted" style:leader-text="."/>
          <style:tab-stop style:position="14.9cm" style:leader-style="dotted" style:leader-text="."/>
        </style:tab-stops>
      </style:paragraph-properties>
      <style:text-properties officeooo:paragraph-rsid="00492813"/>
    </style:style>
    <style:style style:name="P11" style:family="paragraph" style:parent-style-name="Text_20_body">
      <style:paragraph-properties>
        <style:tab-stops>
          <style:tab-stop style:position="12.012cm"/>
          <style:tab-stop style:position="14.469cm" style:type="right" style:leader-style="dotted" style:leader-text="."/>
          <style:tab-stop style:position="14.9cm" style:leader-style="dotted" style:leader-text="."/>
        </style:tab-stops>
      </style:paragraph-properties>
      <style:text-properties officeooo:paragraph-rsid="00492813"/>
    </style:style>
    <style:style style:name="P12" style:family="paragraph" style:parent-style-name="Text_20_body">
      <style:paragraph-properties>
        <style:tab-stops>
          <style:tab-stop style:position="1.535cm"/>
          <style:tab-stop style:position="3.995cm" style:type="center" style:leader-style="dotted" style:leader-text="."/>
          <style:tab-stop style:position="6.297cm" style:leader-style="dotted" style:leader-text="."/>
        </style:tab-stops>
      </style:paragraph-properties>
      <style:text-properties officeooo:paragraph-rsid="004a1430"/>
    </style:style>
    <style:style style:name="P13" style:family="paragraph" style:parent-style-name="Text_20_body">
      <style:paragraph-properties>
        <style:tab-stops>
          <style:tab-stop style:position="1.535cm"/>
          <style:tab-stop style:position="3.995cm" style:type="center" style:leader-style="dotted" style:leader-text="."/>
          <style:tab-stop style:position="6.297cm" style:leader-style="dotted" style:leader-text="."/>
        </style:tab-stops>
      </style:paragraph-properties>
      <style:text-properties officeooo:paragraph-rsid="004e4486"/>
    </style:style>
    <style:style style:name="P14" style:family="paragraph" style:parent-style-name="Text_20_body">
      <style:paragraph-properties>
        <style:tab-stops>
          <style:tab-stop style:position="5.001cm" style:type="center" style:leader-style="dotted" style:leader-text="."/>
          <style:tab-stop style:position="9.499cm" style:leader-style="dotted" style:leader-text="."/>
        </style:tab-stops>
      </style:paragraph-properties>
      <style:text-properties officeooo:rsid="004b58f8" officeooo:paragraph-rsid="004b58f8"/>
    </style:style>
    <style:style style:name="P15" style:family="paragraph" style:parent-style-name="Text_20_body">
      <style:paragraph-properties>
        <style:tab-stops/>
      </style:paragraph-properties>
      <style:text-properties officeooo:rsid="004c6745" officeooo:paragraph-rsid="004e4486"/>
    </style:style>
    <style:style style:name="P16" style:family="paragraph" style:parent-style-name="Text_20_body">
      <style:paragraph-properties>
        <style:tab-stops>
          <style:tab-stop style:position="1.508cm"/>
          <style:tab-stop style:position="3.995cm" style:type="center" style:leader-style="dotted" style:leader-text="."/>
          <style:tab-stop style:position="6.297cm" style:leader-style="dotted" style:leader-text="."/>
        </style:tab-stops>
      </style:paragraph-properties>
      <style:text-properties officeooo:paragraph-rsid="004e4486"/>
    </style:style>
    <style:style style:name="P17" style:family="paragraph" style:parent-style-name="Text_20_body">
      <style:paragraph-properties fo:margin-top="0cm" fo:margin-bottom="0cm" loext:contextual-spacing="false">
        <style:tab-stops>
          <style:tab-stop style:position="3.995cm" style:type="center"/>
          <style:tab-stop style:position="12.091cm" style:type="center"/>
        </style:tab-stops>
      </style:paragraph-properties>
      <style:text-properties officeooo:rsid="004a1430" officeooo:paragraph-rsid="004a1430"/>
    </style:style>
    <style:style style:name="P18" style:family="paragraph" style:parent-style-name="Text_20_body">
      <style:paragraph-properties fo:margin-top="0cm" fo:margin-bottom="0cm" loext:contextual-spacing="false">
        <style:tab-stops>
          <style:tab-stop style:position="1.508cm"/>
          <style:tab-stop style:position="3.995cm" style:type="center" style:leader-style="dotted" style:leader-text="."/>
          <style:tab-stop style:position="6.297cm" style:leader-style="dotted" style:leader-text="."/>
          <style:tab-stop style:position="10.054cm"/>
          <style:tab-stop style:position="12.07cm" style:type="center" style:leader-style="dotted" style:leader-text="."/>
          <style:tab-stop style:position="14.37cm" style:leader-style="dotted" style:leader-text="."/>
        </style:tab-stops>
      </style:paragraph-properties>
      <style:text-properties officeooo:paragraph-rsid="004ab78a"/>
    </style:style>
    <style:style style:name="P19" style:family="paragraph" style:parent-style-name="Text_20_body">
      <style:paragraph-properties>
        <style:tab-stops>
          <style:tab-stop style:position="5.001cm" style:type="center" style:leader-style="dotted" style:leader-text="."/>
          <style:tab-stop style:position="12.012cm" style:leader-style="dotted" style:leader-text="."/>
          <style:tab-stop style:position="14.499cm" style:type="right" style:leader-style="dotted" style:leader-text="."/>
          <style:tab-stop style:position="14.9cm" style:leader-style="dotted" style:leader-text="."/>
        </style:tab-stops>
      </style:paragraph-properties>
      <style:text-properties officeooo:paragraph-rsid="004e8584"/>
    </style:style>
    <style:style style:name="P20" style:family="paragraph" style:parent-style-name="Text_20_body">
      <style:paragraph-properties>
        <style:tab-stops>
          <style:tab-stop style:position="1.005cm"/>
          <style:tab-stop style:position="6.509cm" style:type="center" style:leader-style="dotted" style:leader-text="."/>
          <style:tab-stop style:position="12.012cm" style:leader-style="dotted" style:leader-text="."/>
          <style:tab-stop style:position="14.499cm" style:type="right" style:leader-style="dotted" style:leader-text="."/>
          <style:tab-stop style:position="14.9cm" style:leader-style="dotted" style:leader-text="."/>
        </style:tab-stops>
      </style:paragraph-properties>
      <style:text-properties officeooo:paragraph-rsid="004e8584"/>
    </style:style>
    <style:style style:name="P21" style:family="paragraph" style:parent-style-name="Subtitle" style:master-page-name="First_20_Page">
      <style:paragraph-properties style:page-number="auto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color="#000000" style:font-name="Liberation Sans" fo:font-size="11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color="#000000" style:font-name="Liberation Sans" fo:font-size="11pt" fo:language="cs" fo:country="CZ" officeooo:rsid="00492813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fo:color="#000000" style:font-name="Liberation Sans" fo:font-size="11pt" fo:language="cs" fo:country="CZ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fo:color="#000000" style:font-name="Liberation Sans" fo:font-size="11pt" fo:language="cs" fo:country="CZ" fo:font-weight="bold" officeooo:rsid="0049281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fo:color="#000000" style:font-name="Liberation Sans" fo:font-size="11pt" fo:language="cs" fo:country="CZ" fo:font-weight="bold" officeooo:rsid="004c674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fo:color="#000000" style:font-name="Liberation Sans" fo:font-size="11pt" fo:language="cs" fo:country="CZ" fo:font-weight="bold" officeooo:rsid="004e858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fo:color="#000000" style:font-name="Liberation Sans" fo:font-size="11pt" fo:language="cs" fo:country="CZ" fo:font-weight="normal" officeooo:rsid="004928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officeooo:rsid="00474bc0"/>
    </style:style>
    <style:style style:name="T17" style:family="text">
      <style:text-properties fo:font-weight="bold" officeooo:rsid="00492813" style:font-weight-asian="bold" style:font-weight-complex="bold"/>
    </style:style>
    <style:style style:name="T18" style:family="text">
      <style:text-properties fo:font-weight="bold" officeooo:rsid="00498318" style:font-weight-asian="bold" style:font-weight-complex="bold"/>
    </style:style>
    <style:style style:name="T19" style:family="text">
      <style:text-properties fo:font-weight="bold" officeooo:rsid="004ab78a" style:font-weight-asian="bold" style:font-weight-complex="bold"/>
    </style:style>
    <style:style style:name="T20" style:family="text">
      <style:text-properties officeooo:rsid="00498318"/>
    </style:style>
    <style:style style:name="T21" style:family="text">
      <style:text-properties officeooo:rsid="004a1430"/>
    </style:style>
    <style:style style:name="T22" style:family="text">
      <style:text-properties officeooo:rsid="004e4486"/>
    </style: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inJmeno"/>
      </text:user-field-decls>
      <text:p text:style-name="P21">POTVRZENÍ</text:p>
      <text:p text:style-name="P4">o výplatě z příležitostné činnosti podle zákona č. 586/92 Sb. § 10, odst. 1, <text:span text:style-name="T16">písm. a.</text:span></text:p>
      <text:p text:style-name="P5"/>
      <text:p text:style-name="P8">Jméno příjemce <text:tab/><text:span text:style-name="T17">x</text:span><text:tab/></text:p>
      <text:p text:style-name="P7"><text:span text:style-name="T9">Bydliště <text:tab/></text:span><text:span text:style-name="T12">x</text:span><text:span text:style-name="T9"><text:tab/></text:span></text:p>
      <text:p text:style-name="P14"><text:span text:style-name="T9">Bankovní účet <text:tab/></text:span><text:span text:style-name="T11">x</text:span><text:span text:style-name="T9"><text:tab/></text:span></text:p>
      <text:p text:style-name="P19"><text:span text:style-name="T9">Odměna za výkon (služby)</text:span></text:p>
      <text:p text:style-name="P20"><text:span text:style-name="T9"><text:tab/> <text:tab/></text:span><text:span text:style-name="T14">práce spojené se zakládáním Otevřená města, z. s.</text:span><text:span text:style-name="T9"><text:tab/> </text:span><text:span text:style-name="T10">Kč <text:tab/></text:span><text:span text:style-name="T15">x</text:span><text:span text:style-name="T9"><text:tab/></text:span></text:p>
      <text:p text:style-name="P6">Náhrada věcných výdajů:</text:p>
      <text:p text:style-name="P9"><text:span text:style-name="T9"><text:tab/>Stravné (za <text:tab/></text:span><text:span text:style-name="T10">x</text:span><text:span text:style-name="T9"><text:tab/> </text:span><text:span text:style-name="T10">h</text:span><text:span text:style-name="T9">odin) <text:tab/> </text:span><text:span text:style-name="T10">Kč <text:tab/></text:span><text:span text:style-name="T15">x</text:span><text:span text:style-name="T9"><text:tab/></text:span></text:p>
      <text:p text:style-name="P9"><text:span text:style-name="T9"><text:tab/>Jízdné (za <text:tab/></text:span><text:span text:style-name="T10">x<text:tab/> km, veř. dopravu)<text:tab/> Kč <text:tab/>x<text:tab/></text:span></text:p>
      <text:p text:style-name="P10"><text:span text:style-name="T10"><text:tab/>Jiné <text:tab/></text:span><text:span text:style-name="T12">x</text:span><text:span text:style-name="T10"><text:tab/><text:tab/> Kč <text:tab/>x<text:tab/></text:span></text:p>
      <text:p text:style-name="P11"><text:span text:style-name="T13">CELKEM</text:span><text:span text:style-name="T10"> k výplatě<text:tab/> Kč <text:tab/></text:span><text:span text:style-name="T12">x</text:span><text:span text:style-name="T10"><text:tab/></text:span></text:p>
      <text:p text:style-name="Horizontal_20_Line"/>
      <text:p text:style-name="P15">Příjemce bere na vědomí, že částka CELKEM není plátcem daněna a příjemce je tedy povinen postupovat podle ustanovení <text:span text:style-name="T22">§ 10, odst. 3, písm. a. </text:span>výše uvedeného zákona o daních z příjmů.</text:p>
      <text:p text:style-name="Horizontal_20_Line"/>
      <text:p text:style-name="P5"/>
      <text:p text:style-name="P12"><text:span text:style-name="T21">Dne<text:tab/></text:span><text:tab/><text:span text:style-name="T18">x</text:span><text:tab/></text:p>
      <text:p text:style-name="P16">V<text:span text:style-name="T20">ystavil</text:span><text:tab/><text:tab/><text:span text:style-name="T19">x</text:span><text:tab/></text:p>
      <text:p text:style-name="P13"/>
      <text:p text:style-name="P18"><text:s/><text:tab/><text:span text:style-name="T21"><text:tab/></text:span><text:span text:style-name="T19">x</text:span><text:span text:style-name="T21"><text:tab/><text:tab/><text:tab/></text:span><text:span text:style-name="T19">x</text:span><text:span text:style-name="T21"><text:tab/></text:span></text:p>
      <text:p text:style-name="P17"><text:tab/>podpis plátce<text:tab/>podpis příjem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20T10:35:54.401427330</dc:date>
    <meta:editing-cycles>84</meta:editing-cycles>
    <meta:editing-duration>P24DT18H21M27S</meta:editing-duration>
    <meta:generator>LibreOffice/5.1.5.2$Linux_x86 LibreOffice_project/10$Build-2</meta:generator>
    <dc:creator>Ladislav Nešněra</dc:creator>
    <meta:document-statistic meta:table-count="0" meta:image-count="0" meta:object-count="0" meta:page-count="1" meta:paragraph-count="19" meta:word-count="124" meta:character-count="731" meta:non-whitespace-character-count="579"/>
    <meta:user-defined meta:name="Informace 1"/>
    <meta:user-defined meta:name="Informace 2"/>
    <meta:user-defined meta:name="Informace 3"/>
    <meta:user-defined meta:name="Informace 4"/>
  </office:meta>
</office:document-meta>
</file>